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93ca" officeooo:paragraph-rsid="000193ca"/>
    </style:style>
    <style:style style:name="P2" style:family="paragraph" style:parent-style-name="Standard">
      <style:text-properties officeooo:rsid="00031916" officeooo:paragraph-rsid="00031916"/>
    </style:style>
    <style:style style:name="P3" style:family="paragraph" style:parent-style-name="Standard">
      <style:text-properties officeooo:rsid="00031916" officeooo:paragraph-rsid="0006b5f5"/>
    </style:style>
    <style:style style:name="P4" style:family="paragraph" style:parent-style-name="Standard">
      <style:text-properties officeooo:rsid="00049d7d" officeooo:paragraph-rsid="00049d7d"/>
    </style:style>
    <style:style style:name="P5" style:family="paragraph" style:parent-style-name="Standard">
      <style:text-properties officeooo:rsid="00049d7d" officeooo:paragraph-rsid="0006b5f5"/>
    </style:style>
    <style:style style:name="P6" style:family="paragraph" style:parent-style-name="Standard">
      <style:text-properties officeooo:rsid="0006b5f5" officeooo:paragraph-rsid="0006b5f5"/>
    </style:style>
    <style:style style:name="P7" style:family="paragraph" style:parent-style-name="Standard">
      <style:text-properties officeooo:rsid="00070d13" officeooo:paragraph-rsid="00070d13"/>
    </style:style>
    <style:style style:name="P8" style:family="paragraph" style:parent-style-name="Standard">
      <style:text-properties officeooo:rsid="00070d13" officeooo:paragraph-rsid="0008a9a2"/>
    </style:style>
    <style:style style:name="P9" style:family="paragraph" style:parent-style-name="Standard">
      <style:text-properties officeooo:rsid="0008a9a2" officeooo:paragraph-rsid="0008a9a2"/>
    </style:style>
    <style:style style:name="P10" style:family="paragraph" style:parent-style-name="Standard">
      <style:text-properties officeooo:rsid="0008fc0c" officeooo:paragraph-rsid="0008fc0c"/>
    </style:style>
    <style:style style:name="P11" style:family="paragraph" style:parent-style-name="Standard">
      <style:text-properties officeooo:rsid="0009fed4" officeooo:paragraph-rsid="0009fed4"/>
    </style:style>
    <style:style style:name="P12" style:family="paragraph" style:parent-style-name="Standard">
      <style:text-properties officeooo:rsid="000b9f56" officeooo:paragraph-rsid="000b9f56"/>
    </style:style>
    <style:style style:name="T1" style:family="text">
      <style:text-properties officeooo:rsid="0005be49"/>
    </style:style>
    <style:style style:name="T2" style:family="text">
      <style:text-properties officeooo:rsid="0006b5f5"/>
    </style:style>
    <style:style style:name="T3" style:family="text">
      <style:text-properties officeooo:rsid="0008a9a2"/>
    </style:style>
    <style:style style:name="T4" style:family="text">
      <style:text-properties officeooo:rsid="0008fc0c"/>
    </style:style>
    <style:style style:name="T5" style:family="text">
      <style:text-properties officeooo:rsid="0009fed4"/>
    </style:style>
    <style:style style:name="T6" style:family="text">
      <style:text-properties officeooo:rsid="000b572f"/>
    </style:style>
    <style:style style:name="T7" style:family="text">
      <style:text-properties officeooo:rsid="000b9f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tutorial</text:p>
      <text:p text:style-name="P1"/>
      <text:p text:style-name="P1">1. Creating repository.</text:p>
      <text:p text:style-name="P2">2. Clone the repository to your system.</text:p>
      <text:p text:style-name="P2"><text:tab/>git clone <text:span text:style-name="T1">~</text:span>http from the repository<text:span text:style-name="T1">~</text:span> <text:span text:style-name="T1">~</text:span>folder name<text:span text:style-name="T1">~</text:span></text:p>
      <text:p text:style-name="P2">3. Git status</text:p>
      <text:p text:style-name="P3"><text:tab/><text:span text:style-name="T2">git status</text:span></text:p>
      <text:p text:style-name="P4">4. Git add – <text:span text:style-name="T1">to add file</text:span></text:p>
      <text:p text:style-name="P4"><text:tab/><text:span text:style-name="T1">git add ~file name~ <text:s text:c="2"/></text:span></text:p>
      <text:p text:style-name="P4"><text:tab/><text:span text:style-name="T1">git add *<text:tab/><text:tab/>//to add all the files</text:span></text:p>
      <text:p text:style-name="P4">5. Git commit – This will enable that we can rollback.</text:p>
      <text:p text:style-name="P4">6. <text:span text:style-name="T2">Git log</text:span></text:p>
      <text:p text:style-name="P5"><text:tab/><text:span text:style-name="T2">git log</text:span></text:p>
      <text:p text:style-name="P5"><text:tab/><text:span text:style-name="T2">git log –pretty=oneline</text:span></text:p>
      <text:p text:style-name="P6">7. Git push</text:p>
      <text:p text:style-name="P6"><text:tab/>git push origin master</text:p>
      <text:p text:style-name="P7">GIT BRANCH</text:p>
      <text:p text:style-name="P7">8. Git branch</text:p>
      <text:p text:style-name="P7"><text:tab/>git branch ~branch name~<text:tab/><text:tab/>//<text:span text:style-name="T3">create new branch</text:span></text:p>
      <text:p text:style-name="P7"><text:tab/>git branch ~branch name~ -b<text:tab/><text:tab/>//<text:span text:style-name="T3">create and move </text:span>directly to a new branch</text:p>
      <text:p text:style-name="P7">9. Git checkout</text:p>
      <text:p text:style-name="P7"><text:tab/>git checkout ~branch name~<text:tab/><text:tab/>//<text:span text:style-name="T3">Change branch </text:span></text:p>
      <text:p text:style-name="P8"><text:tab/>git checkout <text:span text:style-name="T3">master<text:tab/></text:span><text:tab/><text:tab/>//<text:span text:style-name="T3">Change back to master</text:span></text:p>
      <text:p text:style-name="P7">10. <text:span text:style-name="T3">To see all the branches</text:span></text:p>
      <text:p text:style-name="P7"><text:tab/><text:span text:style-name="T3">git branch </text:span></text:p>
      <text:p text:style-name="P9">11. Git merge</text:p>
      <text:p text:style-name="P9"><text:tab/>// be in the master branch</text:p>
      <text:p text:style-name="P9"><text:tab/>git mer<text:span text:style-name="T4">ge ~branch name~</text:span></text:p>
      <text:p text:style-name="P10">12. Git delete branch</text:p>
      <text:p text:style-name="P10"><text:tab/>git branch -d ~branch name~</text:p>
      <text:p text:style-name="P10"><text:tab/>//<text:span text:style-name="T5">remember you have to push after delete to make the changes</text:span></text:p>
      <text:p text:style-name="P11">13. Git delete the branch in the web</text:p>
      <text:p text:style-name="P11"><text:tab/>git push origin –delete ~branch name~</text:p>
      <text:p text:style-name="P11">14. Git ignore, all these files will be in your system but not in the repository</text:p>
      <text:p text:style-name="P11"><text:tab/><text:span text:style-name="T6">create a “.gitignore” // (dot file)</text:span></text:p>
      <text:p text:style-name="P11"><text:tab/>// <text:span text:style-name="T6">type the file name you want to ignore into this </text:span></text:p>
      <text:p text:style-name="P11"><text:tab/>// <text:span text:style-name="T7">push the dot file into repository</text:span></text:p>
      <text:p text:style-name="P12">15. Git pull requests</text:p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9:12:12.977599303</meta:creation-date>
    <dc:date>2017-08-11T21:21:04.317036189</dc:date>
    <meta:editing-duration>PT17M2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208" meta:character-count="1121" meta:non-whitespace-character-count="915"/>
  </office:meta>
</office:document-meta>
</file>